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1.7632in" table:align="margins"/>
    </style:style>
    <style:style style:name="Table4.A" style:family="table-column">
      <style:table-column-properties style:column-width="7.6375in" style:rel-column-width="42550*"/>
    </style:style>
    <style:style style:name="Table4.B" style:family="table-column">
      <style:table-column-properties style:column-width="4.1257in" style:rel-column-width="22985*"/>
    </style:style>
    <style:style style:name="Table4.1" style:family="table-row">
      <style:table-row-properties style:min-row-height="0.3785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表3" style:family="table">
      <style:table-properties style:width="3.0299in" table:align="left"/>
    </style:style>
    <style:style style:name="表3.A" style:family="table-column">
      <style:table-column-properties style:column-width="3.0299in"/>
    </style:style>
    <style:style style:name="表3.A1" style:family="table-cell">
      <style:table-cell-properties fo:padding="0.0382in" fo:border="0.05pt solid #000000"/>
    </style:style>
    <style:style style:name="表1" style:family="table">
      <style:table-properties style:width="11.7632in" table:align="margins"/>
    </style:style>
    <style:style style:name="表1.A" style:family="table-column">
      <style:table-column-properties style:column-width="6.2576in" style:rel-column-width="34864*"/>
    </style:style>
    <style:style style:name="表1.B" style:family="table-column">
      <style:table-column-properties style:column-width="5.5056in" style:rel-column-width="30671*"/>
    </style:style>
    <style:style style:name="表1.1" style:family="table-row">
      <style:table-row-properties style:min-row-height="0.5in"/>
    </style:style>
    <style:style style:name="表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表2" style:family="table">
      <style:table-properties style:width="5.4292in" table:align="margins"/>
    </style:style>
    <style:style style:name="表2.A" style:family="table-column">
      <style:table-column-properties style:column-width="1.1354in" style:rel-column-width="13703*"/>
    </style:style>
    <style:style style:name="表2.B" style:family="table-column">
      <style:table-column-properties style:column-width="1.5792in" style:rel-column-width="19063*"/>
    </style:style>
    <style:style style:name="表2.C" style:family="table-column">
      <style:table-column-properties style:column-width="1.1361in" style:rel-column-width="13716*"/>
    </style:style>
    <style:style style:name="表2.D" style:family="table-column">
      <style:table-column-properties style:column-width="1.5785in" style:rel-column-width="19053*"/>
    </style:style>
    <style:style style:name="表2.A1" style:family="table-cell">
      <style:table-cell-properties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padding="0.0382in" fo:border-left="0.05pt solid #000000" fo:border-right="none" fo:border-top="0.05pt solid #000000" fo:border-bottom="0.05pt solid #000000"/>
    </style:style>
    <style:style style:name="表2.D1" style:family="table-cell">
      <style:table-cell-properties fo:padding="0.0382in" fo:border="0.05pt solid #000000"/>
    </style:style>
    <style:style style:name="表2.A2" style:family="table-cell">
      <style:table-cell-properties fo:background-color="#666666" fo:padding="0.0382in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fo:padding="0.0382in" fo:border-left="0.05pt solid #000000" fo:border-right="none" fo:border-top="none" fo:border-bottom="0.05pt solid #000000"/>
    </style:style>
    <style:style style:name="表2.D2" style:family="table-cell">
      <style:table-cell-properties fo:padding="0.0382in" fo:border-left="0.05pt solid #000000" fo:border-right="0.05pt solid #000000" fo:border-top="none" fo:border-bottom="0.05pt solid #000000"/>
    </style:style>
    <style:style style:name="表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1542in" fo:margin-left="0.4806in" table:align="left"/>
    </style:style>
    <style:style style:name="Table3.A" style:family="table-column">
      <style:table-column-properties style:column-width="0.8715in"/>
    </style:style>
    <style:style style:name="Table3.B" style:family="table-column">
      <style:table-column-properties style:column-width="1.2569in"/>
    </style:style>
    <style:style style:name="Table3.C" style:family="table-column">
      <style:table-column-properties style:column-width="1.0257in"/>
    </style:style>
    <style:style style:name="Table3.A1" style:family="table-cell">
      <style:table-cell-properties style:vertical-align="bottom"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1.7632in" table:align="margins"/>
    </style:style>
    <style:style style:name="Table2.A" style:family="table-column">
      <style:table-column-properties style:column-width="1.1194in" style:rel-column-width="6235*"/>
    </style:style>
    <style:style style:name="Table2.B" style:family="table-column">
      <style:table-column-properties style:column-width="1.0917in" style:rel-column-width="6081*"/>
    </style:style>
    <style:style style:name="Table2.D" style:family="table-column">
      <style:table-column-properties style:column-width="2.8118in" style:rel-column-width="15666*"/>
    </style:style>
    <style:style style:name="Table2.E" style:family="table-column">
      <style:table-column-properties style:column-width="0.7229in" style:rel-column-width="4028*"/>
    </style:style>
    <style:style style:name="Table2.F" style:family="table-column">
      <style:table-column-properties style:column-width="0.6417in" style:rel-column-width="3574*"/>
    </style:style>
    <style:style style:name="Table2.G" style:family="table-column">
      <style:table-column-properties style:column-width="0.7243in" style:rel-column-width="4035*"/>
    </style:style>
    <style:style style:name="Table2.H" style:family="table-column">
      <style:table-column-properties style:column-width="0.7222in" style:rel-column-width="4025*"/>
    </style:style>
    <style:style style:name="Table2.J" style:family="table-column">
      <style:table-column-properties style:column-width="1.0444in" style:rel-column-width="5817*"/>
    </style:style>
    <style:style style:name="Table2.K" style:family="table-column">
      <style:table-column-properties style:column-width="1.0708in" style:rel-column-width="596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style:vertical-align="middle"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ffffff" fo:border-right="none" fo:border-top="none" fo:border-bottom="0.05pt solid #000000"/>
    </style:style>
    <style:style style:name="Table2.C2" style:family="table-cell">
      <style:table-cell-properties fo:padding="0.0382in" fo:border-left="0.05pt solid #ffffff" fo:border-right="none" fo:border-top="none" fo:border-bottom="0.05pt solid #000000"/>
    </style:style>
    <style:style style:name="Table2.D2" style:family="table-cell">
      <style:table-cell-properties fo:padding="0.0382in" fo:border-left="0.05pt solid #ffffff" fo:border-right="none" fo:border-top="none" fo:border-bottom="0.05pt solid #000000"/>
    </style:style>
    <style:style style:name="Table2.E2" style:family="table-cell">
      <style:table-cell-properties fo:padding="0.0382in" fo:border-left="0.05pt solid #ffffff" fo:border-right="none" fo:border-top="none" fo:border-bottom="0.05pt solid #000000"/>
    </style:style>
    <style:style style:name="Table2.F2" style:family="table-cell">
      <style:table-cell-properties fo:padding="0.0382in" fo:border-left="0.05pt solid #ffffff" fo:border-right="none" fo:border-top="none" fo:border-bottom="0.05pt solid #000000"/>
    </style:style>
    <style:style style:name="Table2.G2" style:family="table-cell">
      <style:table-cell-properties fo:padding="0.0382in" fo:border-left="0.05pt solid #ffffff" fo:border-right="none" fo:border-top="none" fo:border-bottom="0.05pt solid #000000"/>
    </style:style>
    <style:style style:name="Table2.H2" style:family="table-cell">
      <style:table-cell-properties fo:padding="0.0382in" fo:border-left="0.05pt solid #ffffff" fo:border-right="none" fo:border-top="none" fo:border-bottom="0.05pt solid #000000"/>
    </style:style>
    <style:style style:name="Table2.I2" style:family="table-cell">
      <style:table-cell-properties fo:padding="0.0382in" fo:border-left="0.05pt solid #ffffff" fo:border-right="none" fo:border-top="none" fo:border-bottom="0.05pt solid #000000"/>
    </style:style>
    <style:style style:name="Table2.J2" style:family="table-cell">
      <style:table-cell-properties fo:padding="0.0382in" fo:border-left="0.05pt solid #ffffff" fo:border-right="none" fo:border-top="none" fo:border-bottom="0.05pt solid #000000"/>
    </style:style>
    <style:style style:name="Table2.K2" style:family="table-cell">
      <style:table-cell-properties fo:padding="0.0382in" fo:border-left="0.05pt solid #ffffff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ffffff" fo:border-right="none" fo:border-top="none" fo:border-bottom="0.05pt solid #000000"/>
    </style:style>
    <style:style style:name="Table2.C3" style:family="table-cell">
      <style:table-cell-properties fo:padding="0.0382in" fo:border-left="0.05pt solid #ffffff" fo:border-right="none" fo:border-top="none" fo:border-bottom="0.05pt solid #000000"/>
    </style:style>
    <style:style style:name="Table2.D3" style:family="table-cell">
      <style:table-cell-properties fo:padding="0.0382in" fo:border-left="0.05pt solid #ffffff" fo:border-right="none" fo:border-top="none" fo:border-bottom="0.05pt solid #000000"/>
    </style:style>
    <style:style style:name="Table2.E3" style:family="table-cell">
      <style:table-cell-properties fo:padding="0.0382in" fo:border-left="0.05pt solid #ffffff" fo:border-right="none" fo:border-top="none" fo:border-bottom="0.05pt solid #000000"/>
    </style:style>
    <style:style style:name="Table2.F3" style:family="table-cell">
      <style:table-cell-properties fo:padding="0.0382in" fo:border-left="0.05pt solid #ffffff" fo:border-right="none" fo:border-top="none" fo:border-bottom="0.05pt solid #000000"/>
    </style:style>
    <style:style style:name="Table2.G3" style:family="table-cell">
      <style:table-cell-properties fo:padding="0.0382in" fo:border-left="0.05pt solid #ffffff" fo:border-right="none" fo:border-top="none" fo:border-bottom="0.05pt solid #000000"/>
    </style:style>
    <style:style style:name="Table2.H3" style:family="table-cell">
      <style:table-cell-properties fo:padding="0.0382in" fo:border-left="0.05pt solid #ffffff" fo:border-right="none" fo:border-top="none" fo:border-bottom="0.05pt solid #000000"/>
    </style:style>
    <style:style style:name="Table2.I3" style:family="table-cell">
      <style:table-cell-properties fo:padding="0.0382in" fo:border-left="0.05pt solid #ffffff" fo:border-right="none" fo:border-top="none" fo:border-bottom="0.05pt solid #000000"/>
    </style:style>
    <style:style style:name="Table2.J3" style:family="table-cell">
      <style:table-cell-properties fo:padding="0.0382in" fo:border-left="0.05pt solid #ffffff" fo:border-right="none" fo:border-top="none" fo:border-bottom="0.05pt solid #000000"/>
    </style:style>
    <style:style style:name="Table2.K3" style:family="table-cell">
      <style:table-cell-properties fo:padding="0.0382in" fo:border-left="0.05pt solid #ffffff" fo:border-right="0.05pt solid #000000" fo:border-top="none" fo:border-bottom="0.05pt solid #000000"/>
    </style:style>
    <style:style style:name="Table2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4" style:family="table-cell">
      <style:table-cell-properties style:vertical-align="middle" fo:padding="0.0382in" fo:border-left="0.05pt solid #ffffff" fo:border-right="none" fo:border-top="none" fo:border-bottom="0.05pt solid #000000"/>
    </style:style>
    <style:style style:name="Table2.K4" style:family="table-cell">
      <style:table-cell-properties style:vertical-align="middle" fo:padding="0.0382in" fo:border-left="0.05pt solid #ffffff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ffffff" fo:border-right="none" fo:border-top="none" fo:border-bottom="0.05pt solid #000000"/>
    </style:style>
    <style:style style:name="Table2.C5" style:family="table-cell">
      <style:table-cell-properties fo:padding="0.0382in" fo:border-left="0.05pt solid #ffffff" fo:border-right="none" fo:border-top="none" fo:border-bottom="0.05pt solid #000000"/>
    </style:style>
    <style:style style:name="Table2.D5" style:family="table-cell">
      <style:table-cell-properties fo:padding="0.0382in" fo:border-left="0.05pt solid #ffffff" fo:border-right="none" fo:border-top="none" fo:border-bottom="0.05pt solid #000000"/>
    </style:style>
    <style:style style:name="Table2.E5" style:family="table-cell">
      <style:table-cell-properties fo:padding="0.0382in" fo:border-left="0.05pt solid #ffffff" fo:border-right="none" fo:border-top="none" fo:border-bottom="0.05pt solid #000000"/>
    </style:style>
    <style:style style:name="Table2.F5" style:family="table-cell">
      <style:table-cell-properties fo:padding="0.0382in" fo:border-left="0.05pt solid #ffffff" fo:border-right="none" fo:border-top="none" fo:border-bottom="0.05pt solid #000000"/>
    </style:style>
    <style:style style:name="Table2.G5" style:family="table-cell">
      <style:table-cell-properties fo:padding="0.0382in" fo:border-left="0.05pt solid #ffffff" fo:border-right="none" fo:border-top="none" fo:border-bottom="0.05pt solid #000000"/>
    </style:style>
    <style:style style:name="Table2.H5" style:family="table-cell">
      <style:table-cell-properties fo:padding="0.0382in" fo:border-left="0.05pt solid #ffffff" fo:border-right="none" fo:border-top="none" fo:border-bottom="0.05pt solid #000000"/>
    </style:style>
    <style:style style:name="Table2.I5" style:family="table-cell">
      <style:table-cell-properties fo:padding="0.0382in" fo:border-left="0.05pt solid #ffffff" fo:border-right="none" fo:border-top="none" fo:border-bottom="0.05pt solid #000000"/>
    </style:style>
    <style:style style:name="Table2.J5" style:family="table-cell">
      <style:table-cell-properties fo:padding="0.0382in" fo:border-left="0.05pt solid #ffffff" fo:border-right="none" fo:border-top="none" fo:border-bottom="0.05pt solid #000000"/>
    </style:style>
    <style:style style:name="Table2.K5" style:family="table-cell">
      <style:table-cell-properties fo:padding="0.0382in" fo:border-left="0.05pt solid #ffffff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ffffff" fo:border-right="none" fo:border-top="none" fo:border-bottom="0.05pt solid #000000"/>
    </style:style>
    <style:style style:name="Table2.C6" style:family="table-cell">
      <style:table-cell-properties fo:padding="0.0382in" fo:border-left="0.05pt solid #ffffff" fo:border-right="none" fo:border-top="none" fo:border-bottom="0.05pt solid #000000"/>
    </style:style>
    <style:style style:name="Table2.D6" style:family="table-cell">
      <style:table-cell-properties fo:padding="0.0382in" fo:border-left="0.05pt solid #ffffff" fo:border-right="none" fo:border-top="none" fo:border-bottom="0.05pt solid #000000"/>
    </style:style>
    <style:style style:name="Table2.E6" style:family="table-cell">
      <style:table-cell-properties fo:padding="0.0382in" fo:border-left="0.05pt solid #ffffff" fo:border-right="none" fo:border-top="none" fo:border-bottom="0.05pt solid #000000"/>
    </style:style>
    <style:style style:name="Table2.F6" style:family="table-cell">
      <style:table-cell-properties fo:padding="0.0382in" fo:border-left="0.05pt solid #ffffff" fo:border-right="none" fo:border-top="none" fo:border-bottom="0.05pt solid #000000"/>
    </style:style>
    <style:style style:name="Table2.G6" style:family="table-cell">
      <style:table-cell-properties fo:padding="0.0382in" fo:border-left="0.05pt solid #ffffff" fo:border-right="none" fo:border-top="none" fo:border-bottom="0.05pt solid #000000"/>
    </style:style>
    <style:style style:name="Table2.H6" style:family="table-cell">
      <style:table-cell-properties fo:padding="0.0382in" fo:border-left="0.05pt solid #ffffff" fo:border-right="none" fo:border-top="none" fo:border-bottom="0.05pt solid #000000"/>
    </style:style>
    <style:style style:name="Table2.I6" style:family="table-cell">
      <style:table-cell-properties fo:padding="0.0382in" fo:border-left="0.05pt solid #ffffff" fo:border-right="none" fo:border-top="none" fo:border-bottom="0.05pt solid #000000"/>
    </style:style>
    <style:style style:name="Table2.J6" style:family="table-cell">
      <style:table-cell-properties fo:padding="0.0382in" fo:border-left="0.05pt solid #ffffff" fo:border-right="none" fo:border-top="none" fo:border-bottom="0.05pt solid #000000"/>
    </style:style>
    <style:style style:name="Table2.K6" style:family="table-cell">
      <style:table-cell-properties fo:padding="0.0382in" fo:border-left="0.05pt solid #ffffff" fo:border-right="0.05pt solid #000000" fo:border-top="none" fo:border-bottom="0.05pt solid #000000"/>
    </style:style>
    <style:style style:name="Table2.A7" style:family="table-cell">
      <style:table-cell-properties fo:padding="0.0382in" fo:border="none"/>
    </style:style>
    <style:style style:name="Table2.B7" style:family="table-cell">
      <style:table-cell-properties fo:padding="0.0382in" fo:border="none"/>
    </style:style>
    <style:style style:name="Table2.C7" style:family="table-cell">
      <style:table-cell-properties fo:padding="0.0382in" fo:border="none"/>
    </style:style>
    <style:style style:name="Table2.D7" style:family="table-cell">
      <style:table-cell-properties fo:padding="0.0382in" fo:border="none"/>
    </style:style>
    <style:style style:name="Table2.E7" style:family="table-cell">
      <style:table-cell-properties fo:padding="0.0382in" fo:border="none"/>
    </style:style>
    <style:style style:name="Table2.F7" style:family="table-cell">
      <style:table-cell-properties fo:padding="0.0382in" fo:border="none"/>
    </style:style>
    <style:style style:name="Table2.G7" style:family="table-cell">
      <style:table-cell-properties fo:padding="0.0382in" fo:border="none"/>
    </style:style>
    <style:style style:name="Table2.H7" style:family="table-cell">
      <style:table-cell-properties fo:padding="0.0382in" fo:border="none"/>
    </style:style>
    <style:style style:name="Table2.I7" style:family="table-cell">
      <style:table-cell-properties fo:padding="0.0382in" fo:border="none"/>
    </style:style>
    <style:style style:name="Table2.J7" style:family="table-cell">
      <style:table-cell-properties style:vertical-align="middle" fo:background-color="#666666" fo:padding="0.0382in" fo:border-left="0.05pt solid #ffffff" fo:border-right="0.05pt solid #000000" fo:border-top="none" fo:border-bottom="0.05pt solid #000000">
        <style:background-image/>
      </style:table-cell-properties>
    </style:style>
    <style:style style:name="Table2.K7" style:family="table-cell">
      <style:table-cell-properties style:vertical-align="middle" fo:background-color="transparent" fo:padding="0.0382in" fo:border-left="0.05pt solid #ffffff" fo:border-right="0.05pt solid #000000" fo:border-top="none" fo:border-bottom="0.05pt solid #000000">
        <style:background-image/>
      </style:table-cell-properties>
    </style:style>
    <style:style style:name="Table2.A8" style:family="table-cell">
      <style:table-cell-properties fo:padding="0.0382in" fo:border="none"/>
    </style:style>
    <style:style style:name="Table2.B8" style:family="table-cell">
      <style:table-cell-properties fo:padding="0.0382in" fo:border="none"/>
    </style:style>
    <style:style style:name="Table2.C8" style:family="table-cell">
      <style:table-cell-properties fo:padding="0.0382in" fo:border="none"/>
    </style:style>
    <style:style style:name="Table2.D8" style:family="table-cell">
      <style:table-cell-properties fo:padding="0.0382in" fo:border="none"/>
    </style:style>
    <style:style style:name="Table2.E8" style:family="table-cell">
      <style:table-cell-properties fo:padding="0.0382in" fo:border="none"/>
    </style:style>
    <style:style style:name="Table2.F8" style:family="table-cell">
      <style:table-cell-properties fo:padding="0.0382in" fo:border="none"/>
    </style:style>
    <style:style style:name="Table2.G8" style:family="table-cell">
      <style:table-cell-properties fo:padding="0.0382in" fo:border="none"/>
    </style:style>
    <style:style style:name="Table2.H8" style:family="table-cell">
      <style:table-cell-properties fo:padding="0.0382in" fo:border="none"/>
    </style:style>
    <style:style style:name="Table2.I8" style:family="table-cell">
      <style:table-cell-properties fo:padding="0.0382in" fo:border="none"/>
    </style:style>
    <style:style style:name="Table2.A9" style:family="table-cell">
      <style:table-cell-properties fo:padding="0.0382in" fo:border="none"/>
    </style:style>
    <style:style style:name="Table2.B9" style:family="table-cell">
      <style:table-cell-properties fo:padding="0.0382in" fo:border="none"/>
    </style:style>
    <style:style style:name="Table2.C9" style:family="table-cell">
      <style:table-cell-properties fo:padding="0.0382in" fo:border="none"/>
    </style:style>
    <style:style style:name="Table2.D9" style:family="table-cell">
      <style:table-cell-properties fo:padding="0.0382in" fo:border="none"/>
    </style:style>
    <style:style style:name="Table2.E9" style:family="table-cell">
      <style:table-cell-properties fo:padding="0.0382in" fo:border="none"/>
    </style:style>
    <style:style style:name="Table2.F9" style:family="table-cell">
      <style:table-cell-properties fo:padding="0.0382in" fo:border="none"/>
    </style:style>
    <style:style style:name="Table2.G9" style:family="table-cell">
      <style:table-cell-properties fo:padding="0.0382in" fo:border="none"/>
    </style:style>
    <style:style style:name="Table2.H9" style:family="table-cell">
      <style:table-cell-properties fo:padding="0.0382in" fo:border="none"/>
    </style:style>
    <style:style style:name="Table2.I9" style:family="table-cell">
      <style:table-cell-properties fo:padding="0.0382in" fo:border="none"/>
    </style:style>
    <style:style style:name="P1" style:family="paragraph" style:parent-style-name="Text_20_body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3" style:family="paragraph" style:parent-style-name="Text_20_body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4" style:family="paragraph" style:parent-style-name="Standard">
      <style:paragraph-properties fo:margin-top="0in" fo:margin-bottom="0in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rsid="023fc107" officeooo:paragraph-rsid="01f92411" style:font-name-asian="游ゴシック2" style:font-size-asian="11pt" style:font-style-asian="normal" style:font-weight-asian="normal" style:text-emphasize="none"/>
    </style:style>
    <style:style style:name="P5" style:family="paragraph" style:parent-style-name="Standard">
      <style:paragraph-properties fo:margin-top="0in" fo:margin-bottom="0in" loext:contextual-spacing="false" fo:line-height="150%" fo:text-align="end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20fc11" officeooo:paragraph-rsid="02279d34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loext:graphic-properties draw:fill="none"/>
      <style:paragraph-properties fo:margin-top="0in" fo:margin-bottom="0in" loext:contextual-spacing="false" style:line-height-at-least="0in" fo:text-align="end" style:justify-single-word="false" fo:background-color="transparent" style:shadow="non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e4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游ゴシック2" officeooo:rsid="0220fc11" officeooo:paragraph-rsid="025fb035" style:font-name-asian="游ゴシック2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游ゴシック2" fo:font-size="10.5pt" officeooo:paragraph-rsid="025fb035" style:font-name-asian="游ゴシック2" style:font-size-asian="10.5pt" style:font-size-complex="10.5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游ゴシック2" fo:font-size="9.10000038146973pt" fo:language="en" fo:country="US" fo:font-weight="bold" officeooo:rsid="01a6e54e" officeooo:paragraph-rsid="025fb035" style:font-name-asian="游ゴシック2" style:font-size-asian="8pt" style:language-asian="zh" style:country-asian="TW" style:font-weight-asian="bold" style:font-size-complex="9.10000038146973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50%" fo:text-align="center" style:justify-single-word="false" style:shadow="none">
        <style:tab-stops/>
      </style:paragraph-properties>
      <style:text-properties fo:color="#ffffff" style:font-name="游ゴシック2" fo:font-size="9pt" fo:font-style="normal" style:text-underline-style="none" fo:font-weight="bold" officeooo:rsid="01b5a4e0" officeooo:paragraph-rsid="02173354" style:font-name-asian="游ゴシック2" style:font-size-asian="9pt" style:font-style-asian="normal" style:font-weight-asian="bold" style:font-size-complex="9pt" style:font-style-complex="normal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bold" style:font-name-asian="游ゴシック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font-name="游ゴシック2" fo:font-size="9pt" style:font-name-asian="游ゴシック2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游ゴシック2" style:font-name-asian="游ゴシック2"/>
    </style:style>
    <style:style style:name="P16" style:family="paragraph" style:parent-style-name="Table_20_Contents">
      <style:text-properties style:font-name="游ゴシック2" fo:font-size="7pt" style:font-name-asian="游ゴシック2" style:font-size-asian="7pt" style:font-size-complex="7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paragraph-rsid="01c845c9" style:font-name-asian="游ゴシック2" style:font-size-asian="11pt" style:font-style-asian="normal" style:font-weight-asian="normal" style:font-size-complex="9pt" style:text-emphasize="none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style:font-name-asian="游ゴシック2" style:font-size-asian="11pt" style:font-style-asian="normal" style:font-weight-asian="normal" style:text-emphasize="none"/>
    </style:style>
    <style:style style:name="P2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1b5a4e0" style:font-name-asian="游ゴシック2" style:font-size-asian="7pt" style:font-style-asian="normal" style:font-weight-asian="bold" style:font-size-complex="7pt" style:font-weight-complex="bold" style:text-emphasize="none"/>
    </style:style>
    <style:style style:name="P2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1b5a4e0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2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f07d9" officeooo:paragraph-rsid="01b5a4e0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23" style:family="paragraph" style:parent-style-name="Standard">
      <style:text-properties style:font-name="游ゴシック2" officeooo:rsid="025df833" officeooo:paragraph-rsid="025df833" style:font-name-asian="游ゴシック2" style:language-asian="ja" style:country-asian="JP"/>
    </style:style>
    <style:style style:name="P24" style:family="paragraph" style:parent-style-name="Standard">
      <style:text-properties fo:color="#ffffff"/>
    </style:style>
    <style:style style:name="P25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游ゴシック2" fo:font-size="9pt" fo:font-style="normal" fo:text-shadow="none" style:text-underline-style="none" fo:font-weight="normal" officeooo:paragraph-rsid="0281acbd" style:font-name-asian="游ゴシック2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text-properties officeooo:paragraph-rsid="028d1f76"/>
    </style:style>
    <style:style style:name="P27" style:family="paragraph" style:parent-style-name="Standard">
      <style:paragraph-properties fo:text-align="end" style:justify-single-word="false"/>
    </style:style>
    <style:style style:name="P28" style:family="paragraph" style:parent-style-name="Standard">
      <style:text-properties officeooo:paragraph-rsid="02a4bb1e"/>
    </style:style>
    <style:style style:name="P29" style:family="paragraph" style:parent-style-name="Standard">
      <style:text-properties officeooo:rsid="02a56983" officeooo:paragraph-rsid="02a56983" style:language-asian="ja" style:country-asian="JP"/>
    </style:style>
    <style:style style:name="P30" style:family="paragraph" style:parent-style-name="Standard">
      <style:paragraph-properties fo:margin-top="0.0217in" fo:margin-bottom="0.0217in" loext:contextual-spacing="false" style:line-height-at-least="0.011in" fo:text-align="start" style:justify-single-word="false"/>
      <style:text-properties style:font-name="游ゴシック2" fo:font-size="9pt" fo:font-weight="normal" officeooo:rsid="01c845c9" officeooo:paragraph-rsid="025fb035" style:font-name-asian="游ゴシック2" style:font-size-asian="9pt" style:language-asian="ja" style:country-asian="JP" style:font-weight-asian="normal" style:font-size-complex="9pt" style:font-weight-complex="normal"/>
    </style:style>
    <style:style style:name="P31" style:family="paragraph" style:parent-style-name="Standard">
      <style:paragraph-properties fo:margin-top="0.0217in" fo:margin-bottom="0.0217in" loext:contextual-spacing="false" fo:text-align="start" style:justify-single-word="false"/>
      <style:text-properties style:font-name="游ゴシック2" officeooo:rsid="025df833" officeooo:paragraph-rsid="0275b2c9" style:font-name-asian="游ゴシック2" style:language-asian="ja" style:country-asian="JP"/>
    </style:style>
    <style:style style:name="P32" style:family="paragraph" style:parent-style-name="Standard">
      <style:paragraph-properties fo:margin-top="0.0217in" fo:margin-bottom="0.0217in" loext:contextual-spacing="false"/>
      <style:text-properties style:font-name="游ゴシック2" fo:font-size="10.5pt" officeooo:paragraph-rsid="027bbc5e" style:font-name-asian="游ゴシック2" style:font-size-asian="10.5pt" style:font-size-complex="10.5pt"/>
    </style:style>
    <style:style style:name="P33" style:family="paragraph" style:parent-style-name="Standard">
      <style:paragraph-properties fo:margin-top="0.0217in" fo:margin-bottom="0.0217in" loext:contextual-spacing="false"/>
      <style:text-properties officeooo:rsid="025df833" officeooo:paragraph-rsid="0275b2c9" style:language-asian="ja" style:country-asian="JP"/>
    </style:style>
    <style:style style:name="P34" style:family="paragraph" style:parent-style-name="Standard">
      <style:paragraph-properties fo:margin-top="0.0217in" fo:margin-bottom="0.0217in" loext:contextual-spacing="false"/>
      <style:text-properties officeooo:paragraph-rsid="027a655f"/>
    </style:style>
    <style:style style:name="P35" style:family="paragraph" style:parent-style-name="Standard">
      <style:paragraph-properties fo:margin-top="0.0217in" fo:margin-bottom="0.0217in" loext:contextual-spacing="false"/>
      <style:text-properties officeooo:paragraph-rsid="027bbc5e"/>
    </style:style>
    <style:style style:name="P36" style:family="paragraph" style:parent-style-name="Standard">
      <style:paragraph-properties fo:margin-top="0.0217in" fo:margin-bottom="0.0217in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75b2c9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37" style:family="paragraph" style:parent-style-name="Standard">
      <style:paragraph-properties fo:margin-top="0in" fo:margin-bottom="0.0217in" loext:contextual-spacing="false" style:line-height-at-least="0.011in"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normal" officeooo:paragraph-rsid="02534b5f" style:font-name-asian="游ゴシック2" style:font-size-asian="9pt" style:font-style-asian="normal" style:font-weight-asian="normal" style:font-size-complex="9pt" style:text-emphasize="none"/>
    </style:style>
    <style:style style:name="P38" style:family="paragraph" style:parent-style-name="Standard">
      <style:paragraph-properties fo:margin-top="0in" fo:margin-bottom="0.0217in" loext:contextual-spacing="false" style:line-height-at-least="0.011in" fo:text-align="start" style:justify-single-word="false"/>
      <style:text-properties style:font-name="游ゴシック2" fo:font-size="9pt" officeooo:paragraph-rsid="02b4446b" style:font-name-asian="游ゴシック2" style:font-size-asian="9pt" style:font-size-complex="9pt"/>
    </style:style>
    <style:style style:name="P39" style:family="paragraph" style:parent-style-name="Standard">
      <style:paragraph-properties fo:margin-top="0in" fo:margin-bottom="0.0217in" loext:contextual-spacing="false" style:line-height-at-least="0.011in" fo:text-align="start" style:justify-single-word="false"/>
      <style:text-properties officeooo:paragraph-rsid="02b4446b"/>
    </style:style>
    <style:style style:name="P40" style:family="paragraph" style:parent-style-name="Standard">
      <style:paragraph-properties fo:margin-top="0in" fo:margin-bottom="0.0217in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41" style:family="paragraph" style:parent-style-name="Standard">
      <style:paragraph-properties fo:margin-top="0.0217in" fo:margin-bottom="0in" loext:contextual-spacing="false" style:line-height-at-least="0.011in" fo:text-align="start" style:justify-single-word="false"/>
      <style:text-properties style:font-name="游ゴシック2" fo:font-size="9pt" officeooo:paragraph-rsid="02b4446b" style:font-name-asian="游ゴシック2" style:font-size-asian="9pt" style:font-size-complex="9pt"/>
    </style:style>
    <style:style style:name="P42" style:family="paragraph" style:parent-style-name="Standard">
      <style:paragraph-properties fo:margin-top="0.0217in" fo:margin-bottom="0in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43" style:family="paragraph" style:parent-style-name="Heading_20_1">
      <style:paragraph-properties fo:text-align="end" style:justify-single-word="false"/>
    </style:style>
    <style:style style:name="P44" style:family="paragraph" style:parent-style-name="Table_20_Contents">
      <style:text-properties style:font-name="游ゴシック2" fo:font-size="7pt" style:font-name-asian="游ゴシック2" style:font-size-asian="7pt" style:font-size-complex="7pt"/>
    </style:style>
    <style:style style:name="P45" style:family="paragraph" style:parent-style-name="Table_20_Contents">
      <style:text-properties style:font-name="游ゴシック2" fo:font-size="7pt" officeooo:paragraph-rsid="02c07f6f" style:font-name-asian="游ゴシック2" style:font-size-asian="7pt" style:font-size-complex="7pt"/>
    </style:style>
    <style:style style:name="P46" style:family="paragraph" style:parent-style-name="Table_20_Contents">
      <style:text-properties style:font-name="游ゴシック2" fo:font-size="7pt" officeooo:paragraph-rsid="02c61e18" style:font-name-asian="游ゴシック2" style:font-size-asian="7pt" style:font-size-complex="7pt"/>
    </style:style>
    <style:style style:name="P47" style:family="paragraph" style:parent-style-name="Table_20_Contents">
      <style:paragraph-properties fo:text-align="end" style:justify-single-word="false"/>
    </style:style>
    <style:style style:name="P48" style:family="paragraph" style:parent-style-name="Table_20_Contents">
      <style:paragraph-properties fo:text-align="end" style:justify-single-word="false"/>
      <style:text-properties officeooo:paragraph-rsid="02c19143"/>
    </style:style>
    <style:style style:name="P49" style:family="paragraph" style:parent-style-name="Table_20_Contents">
      <style:text-properties officeooo:paragraph-rsid="02c07f6f"/>
    </style:style>
    <style:style style:name="P50" style:family="paragraph" style:parent-style-name="Standard" style:master-page-name="Standard">
      <style:paragraph-properties fo:margin-top="0in" fo:margin-bottom="0in" loext:contextual-spacing="false" fo:line-height="100%" fo:text-align="start" style:justify-single-word="false" style:page-number="auto" style:shadow="none">
        <style:tab-stops/>
      </style:paragraph-properties>
      <style:text-properties officeooo:rsid="01a6e54e" officeooo:paragraph-rsid="01a86419"/>
    </style:style>
    <style:style style:name="P51" style:family="paragraph" style:parent-style-name="Standard">
      <style:paragraph-properties fo:margin-top="0in" fo:margin-bottom="0.0217in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b5a131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5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2c61e18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5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paragraph-rsid="01c845c9" style:font-name-asian="游ゴシック2" style:font-size-asian="11pt" style:font-style-asian="normal" style:font-weight-asian="normal" style:font-size-complex="9pt" style:text-emphasize="none"/>
    </style:style>
    <style:style style:name="P5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style:font-name-asian="游ゴシック2" style:font-size-asian="11pt" style:font-style-asian="normal" style:font-weight-asian="normal" style:text-emphasize="none"/>
    </style:style>
    <style:style style:name="P55" style:family="paragraph" style:parent-style-name="Standard">
      <style:text-properties officeooo:paragraph-rsid="02c61e18"/>
    </style:style>
    <style:style style:name="T1" style:family="text">
      <style:text-properties officeooo:rsid="028023e2" style:language-asian="ja" style:country-asian="JP"/>
    </style:style>
    <style:style style:name="T2" style:family="text">
      <style:text-properties officeooo:rsid="028a9e33" style:language-asian="ja" style:country-asian="JP"/>
    </style:style>
    <style:style style:name="T3" style:family="text">
      <style:text-properties officeooo:rsid="028d1f76" style:language-asian="ja" style:country-asian="JP"/>
    </style:style>
    <style:style style:name="T4" style:family="text">
      <style:text-properties officeooo:rsid="02915c07" style:language-asian="ja" style:country-asian="JP"/>
    </style:style>
    <style:style style:name="T5" style:family="text">
      <style:text-properties officeooo:rsid="0293a8d8" style:language-asian="ja" style:country-asian="JP"/>
    </style:style>
    <style:style style:name="T6" style:family="text">
      <style:text-properties officeooo:rsid="0298ae2e" style:language-asian="ja" style:country-asian="JP"/>
    </style:style>
    <style:style style:name="T7" style:family="text">
      <style:text-properties officeooo:rsid="02a56983" style:language-asian="ja" style:country-asian="JP"/>
    </style:style>
    <style:style style:name="T8" style:family="text">
      <style:text-properties officeooo:rsid="02af7862" style:language-asian="ja" style:country-asian="JP"/>
    </style:style>
    <style:style style:name="T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4" style:family="text"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5" style:family="text">
      <style:text-properties style:font-name="游ゴシック2" style:font-name-asian="游ゴシック2"/>
    </style:style>
    <style:style style:name="T16" style:family="text">
      <style:text-properties style:font-name="游ゴシック2" fo:font-size="9pt" fo:language="en" fo:country="US" officeooo:rsid="0062d528" style:font-name-asian="游ゴシック2" style:font-size-asian="9pt" style:language-asian="zh" style:country-asian="TW" style:font-size-complex="9pt"/>
    </style:style>
    <style:style style:name="T17" style:family="text">
      <style:text-properties style:font-name="游ゴシック2" fo:font-size="9pt" fo:language="en" fo:country="US" officeooo:rsid="02a56983" style:font-name-asian="游ゴシック2" style:font-size-asian="9pt" style:language-asian="zh" style:country-asian="TW" style:font-size-complex="9pt"/>
    </style:style>
    <style:style style:name="T18" style:family="text">
      <style:text-properties style:font-name="游ゴシック2" fo:font-size="9pt" officeooo:rsid="020f62ff" style:font-name-asian="游ゴシック2" style:font-size-asian="9pt" style:language-asian="zh" style:country-asian="TW" style:font-size-complex="9pt"/>
    </style:style>
    <style:style style:name="T19" style:family="text">
      <style:text-properties style:font-name="游ゴシック2" fo:font-size="9pt" officeooo:rsid="0259971e" style:font-name-asian="游ゴシック2" style:font-size-asian="9pt" style:language-asian="zh" style:country-asian="TW" style:font-size-complex="9pt"/>
    </style:style>
    <style:style style:name="T20" style:family="text">
      <style:text-properties style:font-name="游ゴシック2" fo:font-size="9pt" officeooo:rsid="025b878c" style:font-name-asian="游ゴシック2" style:font-size-asian="9pt" style:language-asian="zh" style:country-asian="TW" style:font-size-complex="9pt"/>
    </style:style>
    <style:style style:name="T21" style:family="text">
      <style:text-properties style:font-name="游ゴシック2" fo:font-size="9pt" officeooo:rsid="02b4446b" style:font-name-asian="游ゴシック2" style:font-size-asian="9pt" style:language-asian="ja" style:country-asian="JP" style:font-size-complex="9pt"/>
    </style:style>
    <style:style style:name="T22" style:family="text">
      <style:text-properties style:font-name="游ゴシック2" fo:font-size="9pt" style:text-underline-style="none" fo:font-weight="bold" officeooo:rsid="02173354" style:font-name-asian="游ゴシック2" style:font-size-asian="9pt" style:font-weight-asian="bold" style:font-size-complex="9pt" style:font-weight-complex="bold"/>
    </style:style>
    <style:style style:name="T23" style:family="text">
      <style:text-properties style:font-name="游ゴシック2" fo:font-size="9pt" style:text-underline-style="none" fo:font-weight="bold" officeooo:rsid="025b878c" style:font-name-asian="游ゴシック2" style:font-size-asian="9pt" style:font-weight-asian="bold" style:font-size-complex="9pt" style:font-weight-complex="bold"/>
    </style:style>
    <style:style style:name="T24" style:family="text">
      <style:text-properties style:font-name="游ゴシック2" fo:font-weight="bold" officeooo:rsid="0220fc11" style:font-name-asian="游ゴシック2" style:font-weight-asian="bold" style:font-weight-complex="bold"/>
    </style:style>
    <style:style style:name="T25" style:family="text">
      <style:text-properties style:font-name="游ゴシック2" fo:font-size="10.5pt" style:font-name-asian="游ゴシック2" style:font-size-asian="10.5pt" style:font-size-complex="10.5pt"/>
    </style:style>
    <style:style style:name="T26" style:family="text">
      <style:text-properties style:font-name="游ゴシック2" fo:font-size="10.5pt" officeooo:rsid="02777b17" style:font-name-asian="游ゴシック2" style:font-size-asian="10.5pt" style:language-asian="ja" style:country-asian="JP" style:font-size-complex="10.5pt"/>
    </style:style>
    <style:style style:name="T27" style:family="text">
      <style:text-properties style:font-name="游ゴシック2" fo:font-size="10.5pt" officeooo:rsid="025df833" style:font-name-asian="游ゴシック2" style:font-size-asian="10.5pt" style:language-asian="ja" style:country-asian="JP" style:font-size-complex="10.5pt"/>
    </style:style>
    <style:style style:name="T28" style:family="text">
      <style:text-properties style:font-name="游ゴシック2" fo:font-size="10.5pt" officeooo:rsid="02aae21f" style:font-name-asian="游ゴシック2" style:font-size-asian="10.5pt" style:language-asian="ja" style:country-asian="JP" style:font-size-complex="10.5pt"/>
    </style:style>
    <style:style style:name="T29" style:family="text">
      <style:text-properties style:font-name="游ゴシック2" fo:font-size="7pt" style:font-name-asian="游ゴシック2" style:font-size-asian="7pt" style:font-size-complex="7pt"/>
    </style:style>
    <style:style style:name="T30" style:family="text">
      <style:text-properties style:font-name="游ゴシック2" fo:font-size="7pt" officeooo:rsid="020ee24f" style:font-name-asian="游ゴシック2" style:font-size-asian="7pt" style:font-size-complex="7pt"/>
    </style:style>
    <style:style style:name="T31" style:family="text">
      <style:text-properties style:font-name="游ゴシック2" fo:font-size="7pt" officeooo:rsid="02c029c0" style:font-name-asian="游ゴシック2" style:font-size-asian="7pt" style:font-size-complex="7pt"/>
    </style:style>
    <style:style style:name="T32" style:family="text">
      <style:text-properties style:font-name="游ゴシック2" fo:font-size="7pt" officeooo:rsid="02c07f6f" style:font-name-asian="游ゴシック2" style:font-size-asian="7pt" style:font-size-complex="7pt"/>
    </style:style>
    <style:style style:name="T33" style:family="text">
      <style:text-properties style:font-name="游ゴシック2" fo:font-size="7pt" officeooo:rsid="020f62ff" style:font-name-asian="游ゴシック2" style:font-size-asian="7pt" style:language-asian="zh" style:country-asian="TW" style:font-size-complex="7pt"/>
    </style:style>
    <style:style style:name="T34" style:family="text">
      <style:text-properties style:font-name="游ゴシック2" fo:font-size="7pt" officeooo:rsid="02c19143" style:font-name-asian="游ゴシック2" style:font-size-asian="7pt" style:language-asian="zh" style:country-asian="TW" style:font-size-complex="7pt"/>
    </style:style>
    <style:style style:name="T35" style:family="text">
      <style:text-properties style:font-name="游ゴシック2" fo:font-size="7pt" officeooo:rsid="02c23c50" style:font-name-asian="游ゴシック2" style:font-size-asian="7pt" style:language-asian="zh" style:country-asian="TW" style:font-size-complex="7pt"/>
    </style:style>
    <style:style style:name="T36" style:family="text">
      <style:text-properties style:font-name="游ゴシック2" fo:font-size="7pt" fo:font-style="normal" style:text-underline-style="none" officeooo:rsid="020f62ff" style:font-name-asian="游ゴシック2" style:font-size-asian="7pt" style:language-asian="zh" style:country-asian="TW" style:font-style-asian="normal" style:font-size-complex="7pt" style:font-style-complex="normal"/>
    </style:style>
    <style:style style:name="T37" style:family="text">
      <style:text-properties style:font-name="游ゴシック2" fo:font-size="7pt" fo:font-style="normal" style:text-underline-style="none" officeooo:rsid="020ee24f" style:font-name-asian="游ゴシック2" style:font-size-asian="7pt" style:font-style-asian="normal" style:font-size-complex="7pt" style:font-style-complex="normal"/>
    </style:style>
    <style:style style:name="T38" style:family="text">
      <style:text-properties style:text-outline="false" style:text-line-through-style="none" style:text-line-through-type="none" fo:text-shadow="none" style:text-emphasize="none"/>
    </style:style>
    <style:style style:name="T39" style:family="text">
      <style:text-properties style:text-outline="false" style:text-line-through-style="none" style:text-line-through-type="none" fo:text-shadow="none" officeooo:rsid="01b1ef43" style:text-emphasize="none"/>
    </style:style>
    <style:style style:name="T40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41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42" style:family="text">
      <style:text-properties officeooo:rsid="028d1f76"/>
    </style:style>
    <style:style style:name="T43" style:family="text">
      <style:text-properties officeooo:rsid="02a56983"/>
    </style:style>
    <style:style style:name="T44" style:family="text">
      <style:text-properties officeooo:rsid="02b4446b"/>
    </style:style>
    <style:style style:name="T45" style:family="text">
      <style:text-properties officeooo:rsid="02c05d4f"/>
    </style:style>
    <style:style style:name="T46" style:family="text">
      <style:text-properties officeooo:rsid="02c07f6f"/>
    </style:style>
    <style:style style:name="T47" style:family="text">
      <style:text-properties officeooo:rsid="02c19143"/>
    </style:style>
    <style:style style:name="T48" style:family="text">
      <style:text-properties officeooo:rsid="02c23c50"/>
    </style:style>
    <style:style style:name="T49" style:family="text">
      <style:text-properties officeooo:rsid="02c3473c"/>
    </style:style>
    <style:style style:name="T50" style:family="text">
      <style:text-properties officeooo:rsid="02c4ad33"/>
    </style:style>
    <style:style style:name="T51" style:family="text">
      <style:text-properties officeooo:rsid="02c4ca2e"/>
    </style:style>
    <style:style style:name="T52" style:family="text">
      <style:text-properties officeooo:rsid="028a9e33"/>
    </style:style>
    <style:style style:name="T53" style:family="text">
      <style:text-properties officeooo:rsid="02c61e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Invoice Number" text:name="py3o.o.number"/>
        <text:user-field-decl office:value-type="string" office:string-value="Salesman" text:name="py3o.o.user_id.name"/>
        <text:user-field-decl office:value-type="string" office:string-value="UOM" text:name="py3o.l.uom_id.name"/>
        <text:user-field-decl office:value-type="string" office:string-value="Company Name" text:name="py3o.o.company_id.name"/>
        <text:user-field-decl office:value-type="string" office:string-value="Zip" text:name="py3o.o.company_id.zip"/>
        <text:user-field-decl office:value-type="string" office:string-value="State" text:name="py3o.o.company_id.state_id.name"/>
        <text:user-field-decl office:value-type="string" office:string-value="City" text:name="py3o.o.company_id.city"/>
        <text:user-field-decl office:value-type="string" office:string-value="Street" text:name="py3o.o.company_id.street"/>
        <text:user-field-decl office:value-type="string" office:string-value="Street2" text:name="py3o.o.company_id.street2"/>
        <text:user-field-decl office:value-type="string" office:string-value="Phone" text:name="py3o.o.company_id.phone"/>
        <text:user-field-decl office:value-type="string" office:string-value="Fax" text:name="py3o.o.company_id.fax"/>
        <text:user-field-decl office:value-type="string" office:string-value="SaleOrderName" text:name="py3o.l.sale_order_name"/>
        <text:user-field-decl office:value-type="string" office:string-value="TaxDescription" text:name="py3o.l.tax_desc"/>
        <text:user-field-decl office:value-type="string" office:string-value="ShipAddressName" text:name="py3o.l.shipping_address_name"/>
        <text:user-field-decl office:value-type="string" office:string-value="DocTitle" text:name="py3o.o.doc_title"/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PartnerPhone" text:name="py3o.p.phone"/>
        <text:user-field-decl office:value-type="string" office:string-value="PartnerFax" text:name="py3o.p.fax"/>
        <text:user-field-decl office:value-type="string" office:string-value="SecondaryUOM" text:name="py3o.l.secondary_uom_id.name"/>
        <text:user-field-decl office:value-type="string" office:string-value="SaleOrderName" text:name="py3o.l.invoice_line_id..sale_order_name"/>
        <text:user-field-decl office:value-type="string" office:string-value="SaleOrderName" text:name="py3o.l.invoice_line_id.sale_order_name"/>
        <text:user-field-decl office:value-type="string" office:string-value="ShipAddressName" text:name="py3o.l.invoice_line_id.shipping_address_name"/>
        <text:user-field-decl office:value-type="string" office:string-value="SecondaryUOM" text:name="py3o.l.invoice_line_id.secondary_uom_id.name"/>
        <text:user-field-decl office:value-type="string" office:string-value="UOM" text:name="py3o.l.product_uom_id.name"/>
        <text:user-field-decl office:value-type="string" office:string-value="TaxDescription" text:name="py3o.l.invoice_line_id.tax_desc"/>
      </text:user-field-decls>
      <text:p text:style-name="P50"><text:a xlink:type="simple" xlink:href="py3o://for=%22o%20in%20objects%22" text:style-name="Internet_20_link" text:visited-style-name="Visited_20_Internet_20_Link"><text:span text:style-name="T16">for="o in objects"</text:span></text:a></text:p>
      <text:p text:style-name="P12"><text:a xlink:type="simple" xlink:href="py3o://with=%22p=o.partner_id%22" text:style-name="Internet_20_link" text:visited-style-name="Visited_20_Internet_20_Link"><text:span text:style-name="T16">with="p=o.partner_id"</text:span></text:a></text:p>
      <text:p text:style-name="Title">御取引明細書兼請求書 <text:s/><text:span text:style-name="T6"><text:user-field-get text:name="py3o.o.doc_title">DocTitle</text:user-field-get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36">〒<text:user-field-get text:name="py3o.p.zip">PartnerZip</text:user-field-get></text:p>
                  <text:p text:style-name="P42"><text:span text:style-name="T14"><text:user-field-get text:name="py3o.p.state_id.name">PartnerState</text:user-field-get></text:span><text:span text:style-name="T14"><text:user-field-get text:name="py3o.p.city">PartnerCity</text:user-field-get></text:span><text:span text:style-name="T14"><text:user-field-get text:name="py3o.p.street">PartnerStreet</text:user-field-get></text:span></text:p>
                  <text:p text:style-name="P40"><text:a xlink:type="simple" xlink:href="py3o://if=%22p.street2%22" text:style-name="Internet_20_link" text:visited-style-name="Visited_20_Internet_20_Link"><text:span text:style-name="T40">if="p.street2"</text:span></text:a></text:p>
                  <text:p text:style-name="P51"><text:user-field-get text:name="py3o.p.street2">PartnerStreet2</text:user-field-get></text:p>
                  <text:p text:style-name="P40"><text:a xlink:type="simple" xlink:href="py3o:///if" text:style-name="Internet_20_link" text:visited-style-name="Visited_20_Internet_20_Link"><text:span text:style-name="T41">/if</text:span></text:a></text:p>
                  <text:p text:style-name="P34"><text:a xlink:type="simple" xlink:href="py3o://if=%22p.title%22" text:style-name="Internet_20_link" text:visited-style-name="Visited_20_Internet_20_Link"><text:span text:style-name="T28">if="p.title"</text:span></text:a></text:p>
                  <text:p text:style-name="P34"><text:span text:style-name="T25"><text:user-field-get text:name="py3o.p.display_name">PartnerDisplayName</text:user-field-get></text:span><text:span text:style-name="T25"><text:s/></text:span><text:span text:style-name="T26"><text:user-field-get text:name="py3o.p.title.name">PartnerTitle</text:user-field-get></text:span></text:p>
                  <text:p text:style-name="P34"><text:a xlink:type="simple" xlink:href="py3o:///if" text:style-name="Internet_20_link" text:visited-style-name="Visited_20_Internet_20_Link"><text:span text:style-name="T27">/if</text:span></text:a></text:p>
                  <text:p text:style-name="P35"><text:a xlink:type="simple" xlink:href="py3o://if=%22p.title%20==%20False%22" text:style-name="Internet_20_link" text:visited-style-name="Visited_20_Internet_20_Link"><text:span text:style-name="T28">if="p.title == False"</text:span></text:a></text:p>
                  <text:p text:style-name="P32"><text:user-field-get text:name="py3o.p.display_name">PartnerDisplayName</text:user-field-get></text:p>
                  <text:p text:style-name="P35"><text:a xlink:type="simple" xlink:href="py3o:///if" text:style-name="Internet_20_link" text:visited-style-name="Visited_20_Internet_20_Link"><text:span text:style-name="T27">/if</text:span></text:a></text:p>
                  <text:p text:style-name="P33"><text:span text:style-name="T15">TEL: </text:span><text:span text:style-name="T15"><text:user-field-get text:name="py3o.p.phone">PartnerPhone</text:user-field-get></text:span></text:p>
                  <text:p text:style-name="P31">FAX: <text:user-field-get text:name="py3o.p.fax">PartnerFax</text:user-field-get></text:p>
                </table:table-cell>
              </table:table-row>
            </table:table>
            <text:p text:style-name="P23"/>
          </table:table-cell>
          <table:table-cell table:style-name="Table4.B1" office:value-type="string">
            <text:h text:style-name="Heading_20_9" text:outline-level="9"><text:user-field-get text:name="py3o.o.company_id.name">Company Name</text:user-field-get></text:h>
            <text:p text:style-name="P37">〒<text:user-field-get text:name="py3o.o.company_id.zip">Zip</text:user-field-get></text:p>
            <text:p text:style-name="P41"><text:user-field-get text:name="py3o.o.company_id.state_id.name">State</text:user-field-get><text:user-field-get text:name="py3o.o.company_id.city">City</text:user-field-get><text:user-field-get text:name="py3o.o.company_id.street">Street</text:user-field-get></text:p>
            <text:p text:style-name="P39"><text:a xlink:type="simple" xlink:href="py3o://if=%22p.street2%22" text:style-name="Internet_20_link" text:visited-style-name="Visited_20_Internet_20_Link"><text:span text:style-name="T44">if="p.street2"</text:span></text:a></text:p>
            <text:p text:style-name="P38"><text:user-field-get text:name="py3o.o.company_id.street2">Street2</text:user-field-get></text:p>
            <text:p text:style-name="P39"><text:a xlink:type="simple" xlink:href="py3o:///if" text:style-name="Internet_20_link" text:visited-style-name="Visited_20_Internet_20_Link"><text:span text:style-name="T21">/if</text:span></text:a></text:p>
            <text:p text:style-name="P30">Tel: <text:user-field-get text:name="py3o.o.company_id.phone">Phone</text:user-field-get></text:p>
            <text:p text:style-name="P30">Fax: <text:user-field-get text:name="py3o.o.company_id.fax">Fax</text:user-field-get></text:p>
          </table:table-cell>
        </table:table-row>
      </table:table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9"><text:span text:style-name="T9">平素は格別のご高配に賜り</text:span><text:span text:style-name="T11">厚くお礼申し上げます</text:span><text:span text:style-name="T9">。<text:line-break/></text:span><text:span text:style-name="T10">下</text:span><text:span text:style-name="T12">記の通り</text:span><text:span text:style-name="T13">、</text:span><text:span text:style-name="T12">ご請求申し上げます。</text:span></text:p>
          </table:table-cell>
          <table:table-cell table:style-name="表1.A1" office:value-type="string">
            <table:table table:name="表2" table:style-name="表2">
              <table:table-column table:style-name="表2.A"/>
              <table:table-column table:style-name="表2.B"/>
              <table:table-column table:style-name="表2.C"/>
              <table:table-column table:style-name="表2.D"/>
              <table:table-row>
                <table:table-cell table:style-name="表2.A1" office:value-type="string">
                  <text:p text:style-name="P24">請求書番号</text:p>
                </table:table-cell>
                <table:table-cell table:style-name="表2.B1" office:value-type="string">
                  <text:p text:style-name="Standard"><text:user-field-get text:name="py3o.o.number">Invoice Number</text:user-field-get></text:p>
                </table:table-cell>
                <table:table-cell table:style-name="表2.A1" office:value-type="string">
                  <text:p text:style-name="P24">請求日</text:p>
                </table:table-cell>
                <table:table-cell table:style-name="表2.D1" office:value-type="string">
                  <text:p text:style-name="Standard"><text:a xlink:type="simple" xlink:href="py3o://if=%22o.date_invoice%22" text:style-name="Internet_20_link" text:visited-style-name="Visited_20_Internet_20_Link"><text:span text:style-name="T3">if="o.date_invoice"</text:span></text:a></text:p>
                  <text:p text:style-name="Standard"><text:a xlink:type="simple" xlink:href="py3o://function=%22format_date(o.date_invoice,%20format='%25Y-%25m-%25d')%22" text:style-name="Internet_20_link" text:visited-style-name="Visited_20_Internet_20_Link">function="format_date(o.date_invoice, format='%Y-%m-%d')"</text:a></text:p>
                  <text:p text:style-name="Standard"><text:a xlink:type="simple" xlink:href="py3o:///if" text:style-name="Internet_20_link" text:visited-style-name="Visited_20_Internet_20_Link"><text:span text:style-name="T42">/if</text:span></text:a></text:p>
                </table:table-cell>
              </table:table-row>
              <table:table-row>
                <table:table-cell table:style-name="表2.A2" office:value-type="string">
                  <text:p text:style-name="P24">お支払日</text:p>
                </table:table-cell>
                <table:table-cell table:style-name="表2.B2" office:value-type="string">
                  <text:p text:style-name="P26"><text:a xlink:type="simple" xlink:href="py3o://if=%22o.date_due%22" text:style-name="Internet_20_link" text:visited-style-name="Visited_20_Internet_20_Link"><text:span text:style-name="T3">if="o.date_due"</text:span></text:a></text:p>
                  <text:p text:style-name="Standard"><text:a xlink:type="simple" xlink:href="py3o://function=%22format_date(o.date_due,%20format='%25Y-%25m-%25d')%22" text:style-name="Internet_20_link" text:visited-style-name="Visited_20_Internet_20_Link">function="format_date(o.date_due, format='%Y-%m-%d')"</text:a></text:p>
                  <text:p text:style-name="P26"><text:a xlink:type="simple" xlink:href="py3o:///if" text:style-name="Internet_20_link" text:visited-style-name="Visited_20_Internet_20_Link"><text:span text:style-name="T42">/if</text:span></text:a></text:p>
                </table:table-cell>
                <table:table-cell table:style-name="表2.A2" office:value-type="string">
                  <text:p text:style-name="P24">担当者</text:p>
                </table:table-cell>
                <table:table-cell table:style-name="表2.D2" office:value-type="string">
                  <text:p text:style-name="Standard"><text:user-field-get text:name="py3o.o.user_id.name">Salesman</text:user-field-get></text:p>
                </table:table-cell>
              </table:table-row>
              <table:table-row>
                <table:table-cell table:style-name="表2.A2" office:value-type="string">
                  <text:p text:style-name="P24">お振込先</text:p>
                </table:table-cell>
                <table:table-cell table:style-name="表2.B3" table:number-columns-spanned="3" office:value-type="string">
                  <text:p text:style-name="P28"><text:a xlink:type="simple" xlink:href="py3o://if=%22p.company_bank_id%22" text:style-name="Internet_20_link" text:visited-style-name="Visited_20_Internet_20_Link"><text:span text:style-name="T7">if="p.company_bank_id"</text:span></text:a></text:p>
                  <text:p text:style-name="P29"><text:user-field-get text:name="py3o.p.company_bank_id.bank_id.name">BankName</text:user-field-get></text:p>
                  <text:p text:style-name="P29"><text:user-field-get text:name="py3o.p.company_bank_id.acc_number">AccountNumber</text:user-field-get></text:p>
                  <text:p text:style-name="P29"><text:user-field-get text:name="py3o.p.company_bank_id.acc_holder_name">AccountHolderName</text:user-field-get></text:p>
                  <text:p text:style-name="P28"><text:a xlink:type="simple" xlink:href="py3o:///if" text:style-name="Internet_20_link" text:visited-style-name="Visited_20_Internet_20_Link"><text:span text:style-name="T43">/if</text:span></text:a></text:p>
                </table:table-cell>
                <table:covered-table-cell/>
                <table:covered-table-cell/>
              </table:table-row>
            </table:table>
            <text:p text:style-name="P10"/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合計金額</text:p>
          </table:table-cell>
          <table:table-cell table:style-name="Table3.A1" office:value-type="string">
            <text:p text:style-name="P6"><text:span text:style-name="T24">¥ </text:span><text:a xlink:type="simple" xlink:href="py3o://function=%22format_currency(o.amount_total,%20'JPY',%20format='#,%23%230')%22" text:style-name="Internet_20_link" text:visited-style-name="Visited_20_Internet_20_Link"><text:span text:style-name="T24">function="format_currency(o.amount_total, 'JPY', format='#,##0')"</text:span></text:a></text:p>
          </table:table-cell>
          <table:table-cell table:style-name="Table3.A1" office:value-type="string">
            <text:p text:style-name="P13">（消費税含む）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E"/>
        <table:table-column table:style-name="Table2.J"/>
        <table:table-column table:style-name="Table2.K"/>
        <table:table-row>
          <table:table-cell table:style-name="Table2.A1" office:value-type="string">
            <text:p text:style-name="P20"><text:span text:style-name="T2">納品日</text:span></text:p>
          </table:table-cell>
          <table:table-cell table:style-name="Table2.A1" office:value-type="string">
            <text:p text:style-name="P52"><text:span text:style-name="T52">オーダ</text:span>番号</text:p>
          </table:table-cell>
          <table:table-cell table:style-name="Table2.A1" office:value-type="string">
            <text:p text:style-name="P21">納入先</text:p>
          </table:table-cell>
          <table:table-cell table:style-name="Table2.A1" office:value-type="string">
            <text:p text:style-name="P20">商品名</text:p>
          </table:table-cell>
          <table:table-cell table:style-name="Table2.A1" office:value-type="string">
            <text:p text:style-name="P20">数量<text:line-break/><text:span text:style-name="T8">(副単位)</text:span></text:p>
          </table:table-cell>
          <table:table-cell table:style-name="Table2.A1" office:value-type="string">
            <text:p text:style-name="P22">副単位</text:p>
          </table:table-cell>
          <table:table-cell table:style-name="Table2.A1" office:value-type="string">
            <text:p text:style-name="P20">数量</text:p>
          </table:table-cell>
          <table:table-cell table:style-name="Table2.A1" office:value-type="string">
            <text:p text:style-name="P22">単位</text:p>
          </table:table-cell>
          <table:table-cell table:style-name="Table2.A1" office:value-type="string">
            <text:p text:style-name="P20">単価</text:p>
          </table:table-cell>
          <table:table-cell table:style-name="Table2.A1" office:value-type="string">
            <text:p text:style-name="P22">消費税</text:p>
          </table:table-cell>
          <table:table-cell table:style-name="Table2.K1" office:value-type="string">
            <text:p text:style-name="P20"><text:span text:style-name="T4">金額<text:line-break/></text:span><text:span text:style-name="T5">(税抜)</text:span></text:p>
          </table:table-cell>
        </table:table-row>
        <table:table-row>
          <table:table-cell table:style-name="Table2.A6" office:value-type="string">
            <text:p text:style-name="Table_20_Contents"><text:a xlink:type="simple" xlink:href="py3o://for=%22picking%20in%20o.picking_ids%22" text:style-name="Internet_20_link" text:visited-style-name="Visited_20_Internet_20_Link"><text:span text:style-name="T45">for="picking in o.picking_ids"</text:span></text:a></text:p>
          </table:table-cell>
          <table:table-cell table:style-name="Table2.B2" office:value-type="string">
            <text:p text:style-name="P16"/>
          </table:table-cell>
          <table:table-cell table:style-name="Table2.C2" office:value-type="string">
            <text:p text:style-name="P16"/>
          </table:table-cell>
          <table:table-cell table:style-name="Table2.D6" office:value-type="string">
            <text:p text:style-name="P16"/>
          </table:table-cell>
          <table:table-cell table:style-name="Table2.E2" office:value-type="string">
            <text:p text:style-name="P16"/>
          </table:table-cell>
          <table:table-cell table:style-name="Table2.F2" office:value-type="string">
            <text:p text:style-name="P16"/>
          </table:table-cell>
          <table:table-cell table:style-name="Table2.G2" office:value-type="string">
            <text:p text:style-name="P16"/>
          </table:table-cell>
          <table:table-cell table:style-name="Table2.H2" office:value-type="string">
            <text:p text:style-name="P16"/>
          </table:table-cell>
          <table:table-cell table:style-name="Table2.I2" office:value-type="string">
            <text:p text:style-name="P16"/>
          </table:table-cell>
          <table:table-cell table:style-name="Table2.J2" office:value-type="string">
            <text:p text:style-name="P16"/>
          </table:table-cell>
          <table:table-cell table:style-name="Table2.K2" office:value-type="string">
            <text:p text:style-name="P16"/>
          </table:table-cell>
        </table:table-row>
        <table:table-row>
          <table:table-cell table:style-name="Table2.A3" office:value-type="string">
            <text:p text:style-name="Table_20_Contents"><text:a xlink:type="simple" xlink:href="py3o://for=%22l%20in%20picking.move_line_ids.filtered(lambda%20l:%20l.invoice_line_id)%22" text:style-name="Internet_20_link" text:visited-style-name="Visited_20_Internet_20_Link"><text:span text:style-name="T50">for="l in picking.move_line_ids.filtered(lambda l: l.invoice_line_id)"</text:span></text:a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6"/>
          </table:table-cell>
          <table:table-cell table:style-name="Table2.F3" office:value-type="string">
            <text:p text:style-name="P16"/>
          </table:table-cell>
          <table:table-cell table:style-name="Table2.G3" office:value-type="string">
            <text:p text:style-name="P16"/>
          </table:table-cell>
          <table:table-cell table:style-name="Table2.H3" office:value-type="string">
            <text:p text:style-name="P16"/>
          </table:table-cell>
          <table:table-cell table:style-name="Table2.I3" office:value-type="string">
            <text:p text:style-name="P16"/>
          </table:table-cell>
          <table:table-cell table:style-name="Table2.J3" office:value-type="string">
            <text:p text:style-name="P16"/>
          </table:table-cell>
          <table:table-cell table:style-name="Table2.K3" office:value-type="string">
            <text:p text:style-name="P16"/>
          </table:table-cell>
        </table:table-row>
        <table:table-row>
          <table:table-cell table:style-name="Table2.A4" office:value-type="string">
            <text:p text:style-name="P55"><text:a xlink:type="simple" xlink:href="py3o://function=%22format_date(l.date,%20format='%25Y-%25m-%25d')%22" text:style-name="Internet_20_link" text:visited-style-name="Visited_20_Internet_20_Link"><text:span text:style-name="T53">function="format_date(l.date, format='%Y-%m-%d')"</text:span></text:a></text:p>
          </table:table-cell>
          <table:table-cell table:style-name="Table2.B4" office:value-type="string">
            <text:p text:style-name="P46"><text:user-field-get text:name="py3o.l.invoice_line_id.sale_order_name">SaleOrderName</text:user-field-get></text:p>
          </table:table-cell>
          <table:table-cell table:style-name="Table2.B4" office:value-type="string">
            <text:p text:style-name="P16"><text:user-field-get text:name="py3o.l.invoice_line_id.shipping_address_name">ShipAddressName</text:user-field-get></text:p>
          </table:table-cell>
          <table:table-cell table:style-name="Table2.B4" office:value-type="string">
            <text:p text:style-name="Table_20_Contents"><text:a xlink:type="simple" xlink:href="py3o://function=%22format_multiline(l.invoice_line_id.name)%22" text:style-name="Internet_20_link" text:visited-style-name="Visited_20_Internet_20_Link"><text:span text:style-name="T46">function="format_multiline(l.invoice_line_id.name)"</text:span></text:a></text:p>
          </table:table-cell>
          <table:table-cell table:style-name="Table2.B4" office:value-type="string">
            <text:p text:style-name="P17"><text:a xlink:type="simple" xlink:href="py3o://function=%22format_currency(l.invoice_line_id.secondary_uom_qty,%20'JPY',%20format='#,%23%230')%22" text:style-name="Internet_20_link" text:visited-style-name="Visited_20_Internet_20_Link"><text:span text:style-name="T48">function="format_currency(l.invoice_line_id.secondary_uom_qty, 'JPY', format='#,##0')"</text:span></text:a></text:p>
          </table:table-cell>
          <table:table-cell table:style-name="Table2.B4" office:value-type="string">
            <text:p text:style-name="P49"><text:a xlink:type="simple" xlink:href="py3o://if=%22l.invoice_line_id.secondary_uom_id%22" text:style-name="Internet_20_link" text:visited-style-name="Visited_20_Internet_20_Link"><text:span text:style-name="T32">if="l.invoice_line_id.secondary_uom_id"</text:span></text:a></text:p>
            <text:p text:style-name="P45"><text:user-field-get text:name="py3o.l.invoice_line_id.secondary_uom_id.name">SecondaryUOM</text:user-field-get></text:p>
            <text:p text:style-name="P49"><text:a xlink:type="simple" xlink:href="py3o:///if" text:style-name="Internet_20_link" text:visited-style-name="Visited_20_Internet_20_Link"><text:span text:style-name="T29">/if</text:span></text:a></text:p>
          </table:table-cell>
          <table:table-cell table:style-name="Table2.B4" office:value-type="string">
            <text:p text:style-name="P17"><text:a xlink:type="simple" xlink:href="py3o://function=%22format_currency(l.qty_done,%20'JPY',%20format='#,%23%230')%22" text:style-name="Internet_20_link" text:visited-style-name="Visited_20_Internet_20_Link"><text:span text:style-name="T51">function="format_currency(l.qty_done, 'JPY', format='#,##0')"</text:span></text:a></text:p>
          </table:table-cell>
          <table:table-cell table:style-name="Table2.B4" office:value-type="string">
            <text:p text:style-name="P16"><text:user-field-get text:name="py3o.l.product_uom_id.name">UOM</text:user-field-get></text:p>
          </table:table-cell>
          <table:table-cell table:style-name="Table2.B4" office:value-type="string">
            <text:p text:style-name="P48"><text:span text:style-name="T33">¥ </text:span><text:a xlink:type="simple" xlink:href="py3o://function=%22format_currency(l.invoice_line_id.price_unit,%20'JPY',%20format='#,%23%230')%22" text:style-name="Internet_20_link" text:visited-style-name="Visited_20_Internet_20_Link"><text:span text:style-name="T35">function="format_currency(l.invoice_line_id.price_unit, 'JPY', format='#,##0')"</text:span></text:a></text:p>
          </table:table-cell>
          <table:table-cell table:style-name="Table2.B4" office:value-type="string">
            <text:p text:style-name="P16"><text:user-field-get text:name="py3o.l.invoice_line_id.tax_desc">TaxDescription</text:user-field-get></text:p>
          </table:table-cell>
          <table:table-cell table:style-name="Table2.K4" office:value-type="string">
            <text:p text:style-name="P48"><text:span text:style-name="T33">¥ </text:span><text:a xlink:type="simple" xlink:href="py3o://function=%22format_currency(l.price_subtotal,%20'JPY',%20format='#,%23%230')%22" text:style-name="Internet_20_link" text:visited-style-name="Visited_20_Internet_20_Link"><text:span text:style-name="T35">function="format_currency(l.price_subtotal, 'JPY', format='#,##0')"</text:span></text:a></text:p>
          </table:table-cell>
        </table:table-row>
        <table:table-row>
          <table:table-cell table:style-name="Table2.A6" office:value-type="string">
            <text:p text:style-name="Table_20_Contents"><text:a xlink:type="simple" xlink:href="py3o:///for" text:style-name="Internet_20_link" text:visited-style-name="Visited_20_Internet_20_Link"><text:span text:style-name="T45">/for</text:span></text:a></text:p>
          </table:table-cell>
          <table:table-cell table:style-name="Table2.B5" office:value-type="string">
            <text:p text:style-name="P16"/>
          </table:table-cell>
          <table:table-cell table:style-name="Table2.C6" office:value-type="string">
            <text:p text:style-name="P16"/>
          </table:table-cell>
          <table:table-cell table:style-name="Table2.D6" office:value-type="string">
            <text:p text:style-name="P16"/>
          </table:table-cell>
          <table:table-cell table:style-name="Table2.E6" office:value-type="string">
            <text:p text:style-name="P16"/>
          </table:table-cell>
          <table:table-cell table:style-name="Table2.F5" office:value-type="string">
            <text:p text:style-name="P16"/>
          </table:table-cell>
          <table:table-cell table:style-name="Table2.G6" office:value-type="string">
            <text:p text:style-name="P16"/>
          </table:table-cell>
          <table:table-cell table:style-name="Table2.H5" office:value-type="string">
            <text:p text:style-name="P16"/>
          </table:table-cell>
          <table:table-cell table:style-name="Table2.I6" office:value-type="string">
            <text:p text:style-name="P16"/>
          </table:table-cell>
          <table:table-cell table:style-name="Table2.J6" office:value-type="string">
            <text:p text:style-name="P16"/>
          </table:table-cell>
          <table:table-cell table:style-name="Table2.K5" office:value-type="string">
            <text:p text:style-name="P16"/>
          </table:table-cell>
        </table:table-row>
        <table:table-row>
          <table:table-cell table:style-name="Table2.A6" office:value-type="string">
            <text:p text:style-name="Table_20_Contents"><text:a xlink:type="simple" xlink:href="py3o:///for" text:style-name="Internet_20_link" text:visited-style-name="Visited_20_Internet_20_Link"><text:span text:style-name="T29">/for</text:span></text:a></text:p>
          </table:table-cell>
          <table:table-cell table:style-name="Table2.B6" office:value-type="string">
            <text:p text:style-name="P16"/>
          </table:table-cell>
          <table:table-cell table:style-name="Table2.C6" office:value-type="string">
            <text:p text:style-name="P16"/>
          </table:table-cell>
          <table:table-cell table:style-name="Table2.D6" office:value-type="string">
            <text:p text:style-name="P16"/>
          </table:table-cell>
          <table:table-cell table:style-name="Table2.E6" office:value-type="string">
            <text:p text:style-name="P16"/>
          </table:table-cell>
          <table:table-cell table:style-name="Table2.F6" office:value-type="string">
            <text:p text:style-name="P16"/>
          </table:table-cell>
          <table:table-cell table:style-name="Table2.G6" office:value-type="string">
            <text:p text:style-name="P16"/>
          </table:table-cell>
          <table:table-cell table:style-name="Table2.H6" office:value-type="string">
            <text:p text:style-name="P16"/>
          </table:table-cell>
          <table:table-cell table:style-name="Table2.I6" office:value-type="string">
            <text:p text:style-name="P16"/>
          </table:table-cell>
          <table:table-cell table:style-name="Table2.J6" office:value-type="string">
            <text:p text:style-name="P16"/>
          </table:table-cell>
          <table:table-cell table:style-name="Table2.K6" office:value-type="string">
            <text:p text:style-name="P16"/>
          </table:table-cell>
        </table:table-row>
        <table:table-row>
          <table:table-cell table:style-name="Table2.A7" office:value-type="string">
            <text:p text:style-name="P15"/>
          </table:table-cell>
          <table:table-cell table:style-name="Table2.B7" office:value-type="string">
            <text:p text:style-name="P18"/>
          </table:table-cell>
          <table:table-cell table:style-name="Table2.C7" office:value-type="string">
            <text:p text:style-name="P18"/>
          </table:table-cell>
          <table:table-cell table:style-name="Table2.D7" office:value-type="string">
            <text:p text:style-name="P18"/>
          </table:table-cell>
          <table:table-cell table:style-name="Table2.E7" office:value-type="string">
            <text:p text:style-name="P14"/>
          </table:table-cell>
          <table:table-cell table:style-name="Table2.F7" office:value-type="string">
            <text:p text:style-name="P14"/>
          </table:table-cell>
          <table:table-cell table:style-name="Table2.G7" office:value-type="string">
            <text:p text:style-name="P14"/>
          </table:table-cell>
          <table:table-cell table:style-name="Table2.H7" office:value-type="string">
            <text:p text:style-name="P14"/>
          </table:table-cell>
          <table:table-cell table:style-name="Table2.I7" office:value-type="string">
            <text:p text:style-name="P14"/>
          </table:table-cell>
          <table:table-cell table:style-name="Table2.J7" office:value-type="string">
            <text:p text:style-name="P25">小計</text:p>
          </table:table-cell>
          <table:table-cell table:style-name="Table2.K7" office:value-type="string">
            <text:p text:style-name="P27"><text:span text:style-name="T18">¥ </text:span><text:a xlink:type="simple" xlink:href="py3o://function=%22format_currency(o.amount_untaxed,%20'JPY',%20format='#,%23%230')%22" text:style-name="Internet_20_link" text:visited-style-name="Visited_20_Internet_20_Link"><text:span text:style-name="T19">function="format_currency(o.amount_untaxed, 'JPY', format='#,##0')"</text:span></text:a></text:p>
          </table:table-cell>
        </table:table-row>
        <table:table-row>
          <table:table-cell table:style-name="Table2.A8" office:value-type="string">
            <text:p text:style-name="P15"/>
          </table:table-cell>
          <table:table-cell table:style-name="Table2.B8" office:value-type="string">
            <text:p text:style-name="P19"/>
          </table:table-cell>
          <table:table-cell table:style-name="Table2.C8" office:value-type="string">
            <text:p text:style-name="P19"/>
          </table:table-cell>
          <table:table-cell table:style-name="Table2.D8" office:value-type="string">
            <text:p text:style-name="P19"/>
          </table:table-cell>
          <table:table-cell table:style-name="Table2.E8" office:value-type="string">
            <text:p text:style-name="P14"/>
          </table:table-cell>
          <table:table-cell table:style-name="Table2.F8" office:value-type="string">
            <text:p text:style-name="P14"/>
          </table:table-cell>
          <table:table-cell table:style-name="Table2.G8" office:value-type="string">
            <text:p text:style-name="P14"/>
          </table:table-cell>
          <table:table-cell table:style-name="Table2.H8" office:value-type="string">
            <text:p text:style-name="P14"/>
          </table:table-cell>
          <table:table-cell table:style-name="Table2.I8" office:value-type="string">
            <text:p text:style-name="P14"/>
          </table:table-cell>
          <table:table-cell table:style-name="Table2.J7" office:value-type="string">
            <text:p text:style-name="P25">消費税</text:p>
          </table:table-cell>
          <table:table-cell table:style-name="Table2.K7" office:value-type="string">
            <text:p text:style-name="P27"><text:span text:style-name="T18">¥ </text:span><text:a xlink:type="simple" xlink:href="py3o://function=%22format_currency(o.amount_tax,%20'JPY',%20format='#,%23%230')%22" text:style-name="Internet_20_link" text:visited-style-name="Visited_20_Internet_20_Link"><text:span text:style-name="T20">function="format_currency(o.amount_tax, 'JPY', format='#,##0')"</text:span></text:a></text:p>
          </table:table-cell>
        </table:table-row>
        <table:table-row>
          <table:table-cell table:style-name="Table2.A9" office:value-type="string">
            <text:p text:style-name="P15"/>
          </table:table-cell>
          <table:table-cell table:style-name="Table2.B9" office:value-type="string">
            <text:p text:style-name="P19"/>
          </table:table-cell>
          <table:table-cell table:style-name="Table2.C9" office:value-type="string">
            <text:p text:style-name="P19"/>
          </table:table-cell>
          <table:table-cell table:style-name="Table2.D9" office:value-type="string">
            <text:p text:style-name="P19"/>
          </table:table-cell>
          <table:table-cell table:style-name="Table2.E9" office:value-type="string">
            <text:p text:style-name="P14"/>
          </table:table-cell>
          <table:table-cell table:style-name="Table2.F9" office:value-type="string">
            <text:p text:style-name="P14"/>
          </table:table-cell>
          <table:table-cell table:style-name="Table2.G9" office:value-type="string">
            <text:p text:style-name="P14"/>
          </table:table-cell>
          <table:table-cell table:style-name="Table2.H9" office:value-type="string">
            <text:p text:style-name="P14"/>
          </table:table-cell>
          <table:table-cell table:style-name="Table2.I9" office:value-type="string">
            <text:p text:style-name="P14"/>
          </table:table-cell>
          <table:table-cell table:style-name="Table2.J7" office:value-type="string">
            <text:p text:style-name="P11"><text:span text:style-name="T39">合</text:span><text:span text:style-name="T38">計金額</text:span></text:p>
          </table:table-cell>
          <table:table-cell table:style-name="Table2.K7" office:value-type="string">
            <text:h text:style-name="P43" text:outline-level="1"><text:span text:style-name="T22">¥ </text:span><text:a xlink:type="simple" xlink:href="py3o://function=%22format_currency(o.amount_total,%20'JPY',%20format='#,%23%230')%22" text:style-name="Internet_20_link" text:visited-style-name="Visited_20_Internet_20_Link"><text:span text:style-name="T23">function="format_currency(o.amount_total, 'JPY', format='#,##0')"</text:span></text:a></text:h>
          </table:table-cell>
        </table:table-row>
      </table:table>
      <text:p text:style-name="P8"/>
      <text:p text:style-name="P3"><text:a xlink:type="simple" xlink:href="py3o:///with" text:style-name="Internet_20_link" text:visited-style-name="Visited_20_Internet_20_Link"><text:span text:style-name="T17">/with</text:span></text:a></text:p>
      <text:p text:style-name="P1"><text:a xlink:type="simple" xlink:href="py3o:///for" text:style-name="Internet_20_link" text:visited-style-name="Visited_20_Internet_20_Link"><text:span text:style-name="T16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46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游ゴシック" fo:font-family="游ゴシック" style:font-style-name="標準" style:font-family-generic="modern" style:font-pitch="variable" fo:font-size="8pt" style:font-name-asian="游ゴシック" style:font-family-asian="游ゴシック" style:font-style-name-asian="標準" style:font-family-generic-asian="modern" style:font-pitch-asian="variable" style:font-size-asian="8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游ゴシック" fo:font-family="游ゴシック" style:font-style-name="標準" style:font-family-generic="moder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游ゴシック1" fo:font-family="游ゴシック" style:font-style-name="太字" style:font-family-generic="modern" style:font-pitch="variable" fo:font-size="135%" fo:font-weight="bold" style:font-name-asian="游ゴシック1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in" draw:fill-image-height="0in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margin-top="0.1083in" fo:margin-bottom="0.2165in" loext:contextual-spacing="false" fo:text-align="center" style:justify-single-word="false"/>
      <style:text-properties style:font-name="游ゴシック1" fo:font-family="游ゴシック" style:font-style-name="太字" style:font-family-generic="modern" style:font-pitch="variable" fo:font-size="20pt" fo:font-weight="bold" style:font-name-asian="游ゴシック1" style:font-family-asian="游ゴシック" style:font-style-name-asian="太字" style:font-family-generic-asian="moder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102in 0.0102in 0.0008in" fo:padding="0in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016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01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04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08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11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1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18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222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0256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829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6327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style:font-name="游ゴシック1" fo:font-family="游ゴシック" style:font-style-name="太字" style:font-family-generic="modern" style:font-pitch="variable" fo:font-size="75%" fo:font-weight="bold" style:font-name-asian="游ゴシック1" style:font-family-asian="游ゴシック" style:font-style-name-asian="太字" style:font-family-generic-asian="moder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016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016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016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016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04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083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118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154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189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222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0256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829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632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28023e2" style:language-asian="ja" style:country-asian="JP"/>
    </style:style>
    <style:page-layout style:name="Mpm1">
      <style:page-layout-properties fo:page-width="8.2681in" fo:page-height="11.6929in" style:num-format="1" style:print-orientation="portrait" fo:margin-top="0.4335in" fo:margin-bottom="0.3543in" fo:margin-left="0.4335in" fo:margin-right="0.433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: </text:span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8-28T17:34:33.819000000</dc:date>
    <meta:editing-duration>P5DT7H38M50S</meta:editing-duration>
    <meta:editing-cycles>625</meta:editing-cycles>
    <meta:generator>LibreOffice/6.2.4.2$Windows_X86_64 LibreOffice_project/2412653d852ce75f65fbfa83fb7e7b669a126d64</meta:generator>
    <meta:document-statistic meta:table-count="6" meta:image-count="0" meta:object-count="0" meta:page-count="1" meta:paragraph-count="83" meta:word-count="235" meta:character-count="1577" meta:non-whitespace-character-count="1527"/>
  </office:meta>
</office:document-meta>
</file>